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rrors</text:title></text:p>
      <text:p text:style-name="OrgTitle"/>
      <text:p text:style-name="OrgSubtitle"><text:initial-creator>tetratrux</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52ea17">1. Handling errors in the application flow</text:a></text:p>
          <text:p text:style-name="Contents_20_1"><text:a xlink:type="simple" xlink:href="#org739de2a">2. anyerror</text:a></text:p>
          <text:p text:style-name="Contents_20_1"><text:a xlink:type="simple" xlink:href="#org572fe3f">3. Errdefer</text:a></text:p>
        </text:index-body>
      </text:table-of-content>
      <text:p text:style-name="Text_20_body">In ZIG, <text:a xlink:type="simple" xlink:href="https://ziglang.org/documentation/master/#Errors">errors</text:a> are juste values.
</text:p>
      <text:p text:style-name="Text_20_body">Those values are those of a special type of enum, that looks just like an enum but with the <text:span text:style-name="OrgCode">error</text:span> keyword added.
</text:p>
      <text:p text:style-name="OrgSrcBlock"><text:span text:style-name="OrgSrcFontLockKeywordFace">const</text:span><text:s/><text:span text:style-name="OrgSrcFontLockVariableNameFace">TcpConnectionError</text:span><text:s/>=<text:s/><text:span text:style-name="OrgSrcFontLockKeywordFace">error</text:span>{</text:p>
      <text:p text:style-name="OrgSrcBlock"><text:s/><text:s/><text:s/><text:s/>HandshakeFailed,</text:p>
      <text:p text:style-name="OrgSrcBlock"><text:s/><text:s/><text:s/><text:s/>ConnectionClosed,</text:p>
      <text:p text:style-name="OrgSrcBlock"><text:s/><text:s/><text:s/><text:s/>UnexpectedData,</text:p>
      <text:p text:style-name="OrgSrcBlockLastLine">};</text:p>
      <text:p text:style-name="Text_20_body">When you declare your enum using this keyword instead of <text:span text:style-name="OrgCode">enum</text:span>, the compiler is going to know that those values are going to be errors, therefore they can be catched, tried and so on.
</text:p>
      <text:p text:style-name="Text_20_body">If you want to return an error without having to make a whole enum for that, you can just return <text:span text:style-name="OrgCode">error.MyPeronalError</text:span> like so.
</text:p>
      <text:p text:style-name="OrgSrcBlockLastLine"><text:span text:style-name="OrgSrcFontLockKeywordFace">return</text:span><text:s/><text:span text:style-name="OrgSrcFontLockKeywordFace">error</text:span>.MyPersonalError;</text:p>
      <text:h text:style-name="Heading_20_1" text:outline-level="1" text:is-list-header="false">
<text:bookmark-start text:name="OrgXref.org852ea17"/>
<text:bookmark text:name="org852ea17"/>Handling errors in the application flow
<text:bookmark-end text:name="OrgXref.org852ea17"/></text:h>
      <text:p text:style-name="Text_20_body">Functions can return either a value or an error, this is done by adding the <text:span text:style-name="OrgCode">!</text:span> to the return type of a function With the <text:span text:style-name="OrgCode">!</text:span> the return type of the function below is the coerced <text:span text:style-name="OrgCode">anyerror!u8</text:span>, which means that it can either return the excepted value or an error.
</text:p>
      <text:p text:style-name="Text_20_body">This way of handling errors is different from languages like Rust for exemple where you encapsulate the error or the value in a completly different type, the <text:span text:style-name="OrgCode">Result</text:span> type.
</text:p>
      <text:p text:style-name="Text_20_body">Note that since error sets are just enums, under the hood all the errors are just <text:span text:style-name="OrgCode">u16</text:span> by default.
</text:p>
      <text:p text:style-name="Text_20_body">It is important the the syntax of the type is <text:span text:style-name="OrgCode">ErrorSet!Payload</text:span> and not <text:span text:style-name="OrgCode">Payload!ErrorSet</text:span>. You first have to precise the error and then the payload, it is not possible to mix them up.
</text:p>
      <text:p text:style-name="Text_20_body">When a function can return an error we have to either <text:span text:style-name="OrgCode">try</text:span> or <text:span text:style-name="OrgCode">catch</text:span> it.
</text:p>
      <text:p text:style-name="Text_20_body"><text:span text:style-name="OrgCode">try</text:span> is going to either get the result or the error. If your function contains a <text:span text:style-name="OrgCode">try</text:span> statement, it has to return a <text:span text:style-name="OrgCode">!T</text:span> type, where <text:span text:style-name="OrgCode">T</text:span> it the type of the excepted value.
</text:p>
      <text:p text:style-name="Text_20_body"><text:span text:style-name="OrgCode">catch</text:span> is going to treat the error and return a value even if an error occured.
</text:p>
      <text:p text:style-name="OrgSrcBlock"><text:span text:style-name="OrgSrcFontLockKeywordFace">fn</text:span><text:s/><text:span text:style-name="OrgSrcFontLockFunctionNameFace">maybeErrorMaybeValue</text:span>(<text:span text:style-name="OrgSrcFontLockVariableNameFace">isError</text:span>:<text:s/><text:span text:style-name="OrgSrcFontLockTypeFace">bool</text:span>)<text:s/>!<text:span text:style-name="OrgSrcFontLockTypeFace">u8</text:span><text:s/>{</text:p>
      <text:p text:style-name="OrgSrcBlock"><text:s/><text:s/><text:s/><text:s/><text:span text:style-name="OrgSrcFontLockCommentDelimiterFace">//<text:s/></text:span><text:span text:style-name="OrgSrcFontLockCommentFace">...<text:s/>might<text:s/>return<text:s/>an<text:s/>u8<text:s/>or<text:s/>an<text:s/>error</text:span></text:p>
      <text:p text:style-name="OrgSrcBlock"><text:s/><text:s/><text:s/><text:s/><text:span text:style-name="OrgSrcFontLockKeywordFace">if</text:span><text:s/>(isError)<text:s/>{</text:p>
      <text:p text:style-name="OrgSrcBlock"><text:s/><text:s/><text:s/><text:s/><text:s/><text:s/><text:s/><text:s/><text:span text:style-name="OrgSrcFontLockKeywordFace">return</text:span><text:s/><text:span text:style-name="OrgSrcFontLockKeywordFace">error</text:span>.Bar;</text:p>
      <text:p text:style-name="OrgSrcBlock"><text:s/><text:s/><text:s/><text:s/>}<text:s/><text:span text:style-name="OrgSrcFontLockKeywordFace">else</text:span><text:s/>{</text:p>
      <text:p text:style-name="OrgSrcBlock"><text:s/><text:s/><text:s/><text:s/><text:s/><text:s/><text:s/><text:s/><text:span text:style-name="OrgSrcFontLockKeywordFace">return</text:span><text:s/>2;</text:p>
      <text:p text:style-name="OrgSrcBlock"><text:s/><text:s/><text:s/><text:s/>}</text:p>
      <text:p text:style-name="OrgSrcBlock">}</text:p>
      <text:p text:style-name="OrgSrcBlock"/>
      <text:p text:style-name="OrgSrcBlock"><text:span text:style-name="OrgSrcFontLockKeywordFace">test</text:span><text:s/><text:span text:style-name="OrgSrcFontLockStringFace">"return<text:s/>value<text:s/>or<text:s/>error"</text:span><text:s/>{</text:p>
      <text:p text:style-name="OrgSrcBlock"><text:s/><text:s/><text:s/><text:s/><text:span text:style-name="OrgSrcFontLockCommentDelimiterFace">//<text:s/></text:span><text:span text:style-name="OrgSrcFontLockCommentFace">"try"<text:s/>version</text:span></text:p>
      <text:p text:style-name="OrgSrcBlock"><text:s/><text:s/><text:s/><text:s/><text:span text:style-name="OrgSrcFontLockKeywordFace">const</text:span><text:s/><text:span text:style-name="OrgSrcFontLockVariableNameFace">res</text:span><text:s/>=<text:s/><text:span text:style-name="OrgSrcFontLockKeywordFace">try</text:span><text:s/>maybeErrorMaybeValue(<text:span text:style-name="OrgSrcFontLockConstantFace">false</text:span>);<text:s/><text:span text:style-name="OrgSrcFontLockCommentDelimiterFace">//<text:s/></text:span><text:span text:style-name="OrgSrcFontLockCommentFace">if<text:s/>error,<text:s/>return<text:s/>the<text:s/>error</text:span></text:p>
      <text:p text:style-name="OrgSrcBlock"><text:s/><text:s/><text:s/><text:s/><text:span text:style-name="OrgSrcFontLockKeywordFace">try</text:span><text:s/>std.testing.expect(res<text:s/>==<text:s/>2);</text:p>
      <text:p text:style-name="OrgSrcBlock"/>
      <text:p text:style-name="OrgSrcBlock"><text:s/><text:s/><text:s/><text:s/><text:span text:style-name="OrgSrcFontLockCommentDelimiterFace">//<text:s/></text:span><text:span text:style-name="OrgSrcFontLockCommentFace">"catch"<text:s/>version</text:span></text:p>
      <text:p text:style-name="OrgSrcBlock"><text:s/><text:s/><text:s/><text:s/><text:span text:style-name="OrgSrcFontLockKeywordFace">const</text:span><text:s/><text:span text:style-name="OrgSrcFontLockVariableNameFace">err</text:span><text:s/>=<text:s/>maybeErrorMaybeValue(<text:span text:style-name="OrgSrcFontLockConstantFace">true</text:span>)<text:s/><text:span text:style-name="OrgSrcFontLockKeywordFace">catch</text:span><text:s/>3;</text:p>
      <text:p text:style-name="OrgSrcBlock"><text:s/><text:s/><text:s/><text:s/><text:span text:style-name="OrgSrcFontLockKeywordFace">try</text:span><text:s/>std.testing.expect(err<text:s/>==<text:s/>3);</text:p>
      <text:p text:style-name="OrgSrcBlock">}</text:p>
      <text:p text:style-name="OrgSrcBlock"/>
      <text:p text:style-name="OrgSrcBlock"><text:span text:style-name="OrgSrcFontLockKeywordFace">test</text:span><text:s/><text:span text:style-name="OrgSrcFontLockStringFace">"should<text:s/>panic"</text:span><text:s/>{</text:p>
      <text:p text:style-name="OrgSrcBlock"><text:s/><text:s/><text:s/><text:s/>_<text:s/>=<text:s/>maybeErrorMaybeValue(<text:span text:style-name="OrgSrcFontLockConstantFace">true</text:span>)<text:s/><text:span text:style-name="OrgSrcFontLockKeywordFace">catch</text:span><text:s/><text:span text:style-name="OrgSrcFontLockKeywordFace">unreachable</text:span>;</text:p>
      <text:p text:style-name="OrgSrcBlockLastLine">}</text:p>
      <text:p text:style-name="Text_20_body">Sometime we want to treat the error depending on the type of the error, to do that we capture the error the <text:span text:style-name="OrgCode">upgradeBuilgin()</text:span> function was initially returning and then we can use <text:span text:style-name="OrgCode">if</text:span> or <text:span text:style-name="OrgCode">switch</text:span> to handle our different cases. Here is an example taken from my <text:a xlink:type="simple" xlink:href="../../project-1/">project</text:a>.
</text:p>
      <text:p text:style-name="OrgSrcBlock">building.upgradeBuilding(ctx.app.db)<text:s/><text:span text:style-name="OrgSrcFontLockKeywordFace">catch</text:span><text:s/>|err|<text:s/>{</text:p>
      <text:p text:style-name="OrgSrcBlock"><text:s/><text:s/><text:s/><text:s/><text:span text:style-name="OrgSrcFontLockKeywordFace">if</text:span><text:s/>(err<text:s/>==<text:s/><text:span text:style-name="OrgSrcFontLockKeywordFace">error</text:span>.NotEnoughRessources)<text:s/>{</text:p>
      <text:p text:style-name="OrgSrcBlock"><text:s/><text:s/><text:s/><text:s/><text:s/><text:s/><text:s/><text:s/><text:span text:style-name="OrgSrcFontLockKeywordFace">try</text:span><text:s/>res.json(.{<text:s/>.message<text:s/>=<text:s/><text:span text:style-name="OrgSrcFontLockStringFace">"Not<text:s/>enough<text:s/>ressources"</text:span><text:s/>},<text:s/>.{});</text:p>
      <text:p text:style-name="OrgSrcBlock"><text:s/><text:s/><text:s/><text:s/><text:s/><text:s/><text:s/><text:s/><text:span text:style-name="OrgSrcFontLockKeywordFace">return</text:span>;</text:p>
      <text:p text:style-name="OrgSrcBlock"><text:s/><text:s/><text:s/><text:s/>}</text:p>
      <text:p text:style-name="OrgSrcBlock"><text:s/><text:s/><text:s/><text:s/><text:span text:style-name="OrgSrcFontLockKeywordFace">try</text:span><text:s/>res.json(.{<text:s/>.message<text:s/>=<text:s/><text:span text:style-name="OrgSrcFontLockStringFace">"Unexcepted<text:s/>error<text:s/>occured<text:s/>while<text:s/>upgrading<text:s/>the<text:s/>building"</text:span><text:s/>},<text:s/>.{});</text:p>
      <text:p text:style-name="OrgSrcBlock"><text:s/><text:s/><text:s/><text:s/><text:span text:style-name="OrgSrcFontLockKeywordFace">return</text:span>;</text:p>
      <text:p text:style-name="OrgSrcBlockLastLine">};</text:p>
      <text:h text:style-name="Heading_20_1" text:outline-level="1" text:is-list-header="false">
<text:bookmark-start text:name="OrgXref.org739de2a"/>
<text:bookmark text:name="org739de2a"/>anyerror
<text:bookmark-end text:name="OrgXref.org739de2a"/></text:h>
      <text:p text:style-name="Text_20_body">This is the global error set containing all the possible errors that can happen in the current compilation unit. It is the superset of all the errors.
</text:p>
      <text:p text:style-name="Text_20_body">This is the default error used when you just add the <text:span text:style-name="OrgCode">!</text:span> withtout precsing the error type. Which means that <text:span text:style-name="OrgCode">!u64</text:span> is just a syntaxic sugar for <text:span text:style-name="OrgCode">anyerror!u64</text:span>.
</text:p>
      <text:h text:style-name="Heading_20_1" text:outline-level="1" text:is-list-header="false">
<text:bookmark-start text:name="OrgXref.org572fe3f"/>
<text:bookmark text:name="org572fe3f"/>Errdefer
<text:bookmark-end text:name="OrgXref.org572fe3f"/></text:h>
      <text:p text:style-name="Text_20_body">This exemple is taken from the <text:a xlink:type="simple" xlink:href="https://ziglang.org/documentation/master/#errdefer">official documentation</text:a>
<text:a xlink:type="simple" xlink:href="https://ziglang.org/documentation/master/#errdefer">errdefer</text:a> is a particularity of ZIG, it allows the user to execute some code when the function returns an error, it is useful exemple for deallocating variables you would have normally returned from the function, but since the function failed you deallocate that memory to avoid a memory leak.
</text:p>
      <text:p text:style-name="Listing">
<text:bookmark text:name="org0a89bb1"/>Listing <text:sequence text:ref-name="org0a89bb1" text:name="Listing" text:formula="ooow:Listing+1" style:num-format="1">3.1</text:sequence>: </text:p>
      <text:p text:style-name="OrgSrcBlock"><text:s/><text:span text:style-name="OrgSrcFontLockKeywordFace">fn</text:span><text:s/><text:span text:style-name="OrgSrcFontLockFunctionNameFace">createFoo</text:span>(<text:span text:style-name="OrgSrcFontLockVariableNameFace">param</text:span>:<text:s/><text:span text:style-name="OrgSrcFontLockTypeFace">i32</text:span>)<text:s/>!Foo<text:s/>{</text:p>
      <text:p text:style-name="OrgSrcBlock"><text:s/><text:s/><text:s/><text:s/><text:span text:style-name="OrgSrcFontLockKeywordFace">const</text:span><text:s/><text:span text:style-name="OrgSrcFontLockVariableNameFace">foo</text:span><text:s/>=<text:s/><text:span text:style-name="OrgSrcFontLockKeywordFace">try</text:span><text:s/>tryToAllocateFoo();</text:p>
      <text:p text:style-name="OrgSrcBlock"><text:s/><text:s/><text:s/><text:s/><text:span text:style-name="OrgSrcFontLockCommentDelimiterFace">//<text:s/></text:span><text:span text:style-name="OrgSrcFontLockCommentFace">now<text:s/>we<text:s/>have<text:s/>allocated<text:s/>foo.<text:s/>we<text:s/>need<text:s/>to<text:s/>free<text:s/>it<text:s/>if<text:s/>the<text:s/>function<text:s/>fails.</text:span></text:p>
      <text:p text:style-name="OrgSrcBlock"><text:s/><text:s/><text:s/><text:s/><text:span text:style-name="OrgSrcFontLockCommentDelimiterFace">//<text:s/></text:span><text:span text:style-name="OrgSrcFontLockCommentFace">but<text:s/>we<text:s/>want<text:s/>to<text:s/>return<text:s/>it<text:s/>if<text:s/>the<text:s/>function<text:s/>succeeds.</text:span></text:p>
      <text:p text:style-name="OrgSrcBlock"><text:s/><text:s/><text:s/><text:s/><text:span text:style-name="OrgSrcFontLockKeywordFace">errdefer</text:span><text:s/>deallocateFoo(foo);</text:p>
      <text:p text:style-name="OrgSrcBlock"/>
      <text:p text:style-name="OrgSrcBlock"><text:s/><text:s/><text:s/><text:s/><text:span text:style-name="OrgSrcFontLockKeywordFace">const</text:span><text:s/><text:span text:style-name="OrgSrcFontLockVariableNameFace">tmp_buf</text:span><text:s/>=<text:s/>allocateTmpBuffer()<text:s/><text:span text:style-name="OrgSrcFontLockKeywordFace">orelse</text:span><text:s/><text:span text:style-name="OrgSrcFontLockKeywordFace">return</text:span><text:s/><text:span text:style-name="OrgSrcFontLockKeywordFace">error</text:span>.OutOfMemory;</text:p>
      <text:p text:style-name="OrgSrcBlock"><text:s/><text:s/><text:s/><text:s/><text:span text:style-name="OrgSrcFontLockCommentDelimiterFace">//<text:s/></text:span><text:span text:style-name="OrgSrcFontLockCommentFace">tmp_buf<text:s/>is<text:s/>truly<text:s/>a<text:s/>temporary<text:s/>resource,<text:s/>and<text:s/>we<text:s/>for<text:s/>sure<text:s/>want<text:s/>to<text:s/>clean<text:s/>it<text:s/>up</text:span></text:p>
      <text:p text:style-name="OrgSrcBlock"><text:s/><text:s/><text:s/><text:s/><text:span text:style-name="OrgSrcFontLockCommentDelimiterFace">//<text:s/></text:span><text:span text:style-name="OrgSrcFontLockCommentFace">before<text:s/>this<text:s/>block<text:s/>leaves<text:s/>scope</text:span></text:p>
      <text:p text:style-name="OrgSrcBlock"><text:s/><text:s/><text:s/><text:s/><text:span text:style-name="OrgSrcFontLockKeywordFace">defer</text:span><text:s/>deallocateTmpBuffer(tmp_buf);</text:p>
      <text:p text:style-name="OrgSrcBlock"/>
      <text:p text:style-name="OrgSrcBlock"><text:s/><text:s/><text:s/><text:s/><text:span text:style-name="OrgSrcFontLockKeywordFace">if</text:span><text:s/>(param<text:s/>&gt;<text:s/>1337)<text:s/><text:span text:style-name="OrgSrcFontLockKeywordFace">return</text:span><text:s/><text:span text:style-name="OrgSrcFontLockKeywordFace">error</text:span>.InvalidParam;</text:p>
      <text:p text:style-name="OrgSrcBlock"/>
      <text:p text:style-name="OrgSrcBlock"><text:s/><text:s/><text:s/><text:s/><text:span text:style-name="OrgSrcFontLockCommentDelimiterFace">//<text:s/></text:span><text:span text:style-name="OrgSrcFontLockCommentFace">here<text:s/>the<text:s/>errdefer<text:s/>will<text:s/>not<text:s/>run<text:s/>since<text:s/>we're<text:s/>returning<text:s/>success<text:s/>from<text:s/>the<text:s/>function.</text:span></text:p>
      <text:p text:style-name="OrgSrcBlock"><text:s/><text:s/><text:s/><text:s/><text:span text:style-name="OrgSrcFontLockCommentDelimiterFace">//<text:s/></text:span><text:span text:style-name="OrgSrcFontLockCommentFace">but<text:s/>the<text:s/>defer<text:s/>will<text:s/>run!</text:span></text:p>
      <text:p text:style-name="OrgSrcBlock"><text:s/><text:s/><text:s/><text:s/><text:span text:style-name="OrgSrcFontLockKeywordFace">return</text:span><text:s/>foo;</text:p>
      <text:p text:style-name="OrgSrcBlockLastLine">}</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e9b2e3"/>
    </style:style>
    <style:style style:name="OrgSrcFontLockStringFace" style:family="text">
      <style:text-properties fo:color="#e9b96e"/>
    </style:style>
    <style:style style:name="OrgSrcFontLockCommentFace" style:family="text">
      <style:text-properties fo:color="#73d216"/>
    </style:style>
    <style:style style:name="OrgSrcFontLockCommentDelimiterFace" style:family="text">
      <style:text-properties fo:color="#73d216"/>
    </style:style>
    <style:style style:name="OrgSrcFontLockTypeFace" style:family="text">
      <style:text-properties fo:color="#8cc4ff"/>
    </style:style>
    <style:style style:name="OrgSrcFontLockFunctionNameFace" style:family="text">
      <style:text-properties fo:color="#fce94f"/>
    </style:style>
    <style:style style:name="OrgSrcBlock" style:family="paragraph" style:parent-style-name="Preformatted_20_Text">
      <style:paragraph-properties fo:background-color="#2e3436" fo:padding="0.049cm" fo:border="0.51pt solid #000000" style:shadow="none">
        <style:background-image/>
      </style:paragraph-properties>
      <style:text-properties fo:color="#eeeeec"/>
    </style:style>
    <style:style style:name="OrgSrcFontLockVariableNameFace" style:family="text">
      <style:text-properties fo:color="#fcaf3e"/>
    </style:style>
    <style:style style:name="OrgSrcFontLockKeywordFace" style:family="text">
      <style:text-properties fo:color="#b4fa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etratrux</dc:creator>
    <meta:initial-creator>tetratrux</meta:initial-creator>
    <dc:date>2024-07-22T16:17:54</dc:date>
    <meta:creation-date>2024-07-22T16:17:54</meta:creation-date>
    <meta:generator>Emacs 29.2 (Org mode 9.6.15)</meta:generator>
    <meta:keyword/>
    <dc:subject/>
    <dc:title>Errors</dc:title>
  </office:meta>
</office:document-meta>
</file>